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 style:family="paragraph" style:parent-style-name="Standard">
      <style:paragraph-properties fo:margin-left="0in" fo:margin-right="0in" fo:line-height="100%" fo:orphans="2" fo:widows="2" fo:text-indent="0in" style:auto-text-indent="false"/>
      <style:text-properties fo:font-variant="normal" fo:text-transform="none" fo:color="#000000" style:font-name="Liberation Serif" fo:font-size="12pt" fo:letter-spacing="normal" fo:font-style="normal" fo:font-weight="normal" officeooo:rsid="00125e84" officeooo:paragraph-rsid="00125e84" style:font-size-asian="12pt" style:font-size-complex="12pt"/>
    </style:style>
    <style:style style:name="P3" style:family="paragraph" style:parent-style-name="Standard">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officeooo:rsid="00125e84" officeooo:paragraph-rsid="00125e84" style:font-size-asian="12pt" style:font-size-complex="12pt"/>
    </style:style>
    <style:style style:name="P4" style:family="paragraph" style:parent-style-name="Standard">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officeooo:rsid="001550c7" officeooo:paragraph-rsid="001550c7" style:font-size-asian="12pt" style:font-size-complex="12pt"/>
    </style:style>
    <style:style style:name="P5" style:family="paragraph" style:parent-style-name="Standard">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officeooo:rsid="001042ae" officeooo:paragraph-rsid="001042ae" style:font-size-asian="12pt" style:font-size-complex="12pt"/>
    </style:style>
    <style:style style:name="P6" style:family="paragraph" style:parent-style-name="Standard">
      <style:paragraph-properties fo:margin-left="0in" fo:margin-right="0in" fo:text-align="end" style:justify-single-word="false" fo:orphans="2" fo:widows="2" fo:text-indent="0in" style:auto-text-indent="false"/>
      <style:text-properties fo:font-variant="normal" fo:text-transform="none" fo:color="#000000" style:font-name="Liberation Serif" fo:font-size="12pt" fo:letter-spacing="normal" fo:font-style="normal" fo:font-weight="normal" officeooo:rsid="001d1904" officeooo:paragraph-rsid="001d1904" style:font-size-asian="12pt" style:font-size-complex="12pt"/>
    </style:style>
    <style:style style:name="P7" style:family="paragraph" style:parent-style-name="Text_20_body" style:list-style-name="L1">
      <style:paragraph-properties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8" style:family="paragraph" style:parent-style-name="Text_20_body" style:list-style-name="L1">
      <style:paragraph-properties fo:orphans="2" fo:widows="2"/>
      <style:text-properties fo:font-variant="normal" fo:text-transform="none" fo:color="#000000" style:font-name="Liberation Serif" fo:font-size="12pt" fo:letter-spacing="normal" fo:font-style="normal" fo:font-weight="normal" officeooo:rsid="001cfbf4" officeooo:paragraph-rsid="001cfbf4" style:font-size-asian="12pt" style:font-size-complex="12pt"/>
    </style:style>
    <style:style style:name="P9" style:family="paragraph" style:parent-style-name="Text_20_body" style:list-style-name="L2">
      <style:paragraph-properties fo:orphans="2" fo:widows="2"/>
      <style:text-properties fo:font-variant="normal" fo:text-transform="none" fo:color="#000000" style:font-name="Liberation Serif" fo:font-size="12pt" fo:letter-spacing="normal" style:font-size-asian="12pt" style:font-size-complex="12pt"/>
    </style:style>
    <style:style style:name="P10" style:family="paragraph" style:parent-style-name="Text_20_body" style:list-style-name="L2">
      <style:paragraph-properties fo:orphans="2" fo:widows="2"/>
      <style:text-properties fo:font-variant="normal" fo:text-transform="none" fo:color="#000000" style:font-name="Liberation Serif" fo:font-size="12pt" fo:letter-spacing="normal" officeooo:rsid="001e6f0d" officeooo:paragraph-rsid="001e6f0d" style:font-size-asian="12pt" style:font-size-complex="12pt"/>
    </style:style>
    <style:style style:name="P11" style:family="paragraph" style:parent-style-name="Text_20_body" style:list-style-name="L1">
      <style:paragraph-properties fo:orphans="2" fo:widows="2"/>
      <style:text-properties style:font-name="Liberation Serif" fo:font-size="12pt" officeooo:paragraph-rsid="001cfbf4" style:font-size-asian="12pt" style:font-size-complex="12pt"/>
    </style:style>
    <style:style style:name="P12" style:family="paragraph" style:parent-style-name="Text_20_body" style:list-style-name="L1">
      <style:paragraph-properties fo:orphans="2" fo:widows="2"/>
      <style:text-properties style:font-name="Liberation Serif" fo:font-size="12pt" officeooo:paragraph-rsid="001d1904" style:font-size-asian="12pt" style:font-size-complex="12pt"/>
    </style:style>
    <style:style style:name="P13"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officeooo:rsid="001550c7" officeooo:paragraph-rsid="001550c7" style:font-size-asian="12pt" style:font-size-complex="12pt"/>
    </style:style>
    <style:style style:name="P14" style:family="paragraph" style:parent-style-name="Text_20_body">
      <style:paragraph-properties fo:margin-left="0in" fo:margin-right="0in" fo:orphans="2" fo:widows="2" fo:text-indent="0in" style:auto-text-indent="false"/>
    </style:style>
    <style:style style:name="P15" style:family="paragraph" style:parent-style-name="Text_20_body">
      <style:paragraph-properties fo:margin-left="0in" fo:margin-right="0in" fo:text-indent="0in" style:auto-text-indent="false"/>
      <style:text-properties style:font-name="Liberation Serif" fo:font-size="12pt" officeooo:paragraph-rsid="001b41bb" style:font-size-asian="12pt" style:font-size-complex="12pt"/>
    </style:style>
    <style:style style:name="P16" style:family="paragraph" style:parent-style-name="Preformatted_20_Text">
      <style:paragraph-properties fo:orphans="2" fo:widows="2"/>
    </style:style>
    <style:style style:name="P17" style:family="paragraph" style:parent-style-name="Preformatted_20_Text">
      <style:paragraph-properties fo:margin-left="0in" fo:margin-right="0in" fo:orphans="2" fo:widows="2" fo:text-indent="0in" style:auto-text-indent="false"/>
      <style:text-properties style:font-name="Liberation Serif" fo:font-size="12pt" style:font-size-asian="12pt" style:font-size-complex="12pt"/>
    </style:style>
    <style:style style:name="P18" style:family="paragraph" style:parent-style-name="Preformatted_20_Text">
      <style:paragraph-properties fo:margin-top="0in" fo:margin-bottom="0.1965in" loext:contextual-spacing="false" fo:orphans="2" fo:widows="2"/>
    </style:style>
    <style:style style:name="T1" style:family="text">
      <style:text-properties officeooo:rsid="001383ea"/>
    </style:style>
    <style:style style:name="T2" style:family="text">
      <style:text-properties fo:font-weight="bold" style:font-weight-asian="bold" style:font-weight-complex="bold"/>
    </style:style>
    <style:style style:name="T3" style:family="text">
      <style:text-properties officeooo:rsid="00177936"/>
    </style:style>
    <style:style style:name="T4" style:family="text">
      <style:text-properties officeooo:rsid="001a8acc"/>
    </style:style>
    <style:style style:name="T5" style:family="text">
      <style:text-properties fo:font-style="normal" fo:font-weight="normal"/>
    </style:style>
    <style:style style:name="T6" style:family="text">
      <style:text-properties fo:font-style="normal" fo:font-weight="normal" officeooo:rsid="001e6f0d"/>
    </style:style>
    <style:style style:name="T7" style:family="text">
      <style:text-properties fo:font-variant="normal" fo:text-transform="none" fo:color="#000000" fo:letter-spacing="normal"/>
    </style:style>
    <style:style style:name="T8" style:family="text">
      <style:text-properties fo:font-variant="normal" fo:text-transform="none" fo:color="#000000" fo:letter-spacing="normal" fo:font-style="normal" fo:font-weight="normal"/>
    </style:style>
    <style:style style:name="T9" style:family="text">
      <style:text-properties fo:font-variant="normal" fo:text-transform="none" fo:color="#000000" fo:letter-spacing="normal" fo:font-style="normal" fo:font-weight="normal" officeooo:rsid="001cfbf4"/>
    </style:style>
    <style:style style:name="T10" style:family="text">
      <style:text-properties fo:font-variant="normal" fo:text-transform="none" fo:color="#000000" fo:letter-spacing="normal" fo:font-style="normal" fo:font-weight="normal" officeooo:rsid="001d1904"/>
    </style:style>
    <style:style style:name="T11" style:family="text">
      <style:text-properties fo:font-variant="normal" fo:text-transform="none" fo:color="#000000" fo:letter-spacing="normal" fo:font-style="normal" fo:font-weight="bold" style:font-weight-asian="bold" style:font-weight-complex="bold"/>
    </style:style>
    <style:style style:name="T12" style:family="text">
      <style:text-properties fo:font-variant="normal" fo:text-transform="none" fo:color="#000000" style:font-name="Times New Roman" fo:font-size="14pt" fo:letter-spacing="normal" fo:font-style="normal" fo:font-weight="normal"/>
    </style:style>
    <style:style style:name="T13" style:family="text">
      <style:text-properties fo:font-variant="normal" fo:text-transform="none" fo:color="#000000" fo:font-size="12pt" fo:letter-spacing="normal" fo:font-style="normal" fo:font-weight="normal" style:font-size-asian="12pt" style:font-size-complex="12pt"/>
    </style:style>
    <style:style style:name="T14" style:family="text">
      <style:text-properties fo:font-variant="normal" fo:text-transform="none" fo:color="#000000" fo:font-size="12pt" fo:letter-spacing="normal" style:font-size-asian="12pt" style:font-size-complex="12pt"/>
    </style:style>
    <style:style style:name="T15" style:family="text">
      <style:text-properties fo:font-variant="normal" fo:text-transform="none" fo:color="#000000" style:font-name="Liberation Serif" fo:font-size="12pt" fo:letter-spacing="normal" fo:font-style="normal" fo:font-weight="normal" style:font-size-asian="12pt" style:font-size-complex="12pt"/>
    </style:style>
    <style:style style:name="T16" style:family="text">
      <style:text-properties fo:font-variant="normal" fo:text-transform="none" fo:color="#000000" style:font-name="Liberation Serif" fo:font-size="12pt" fo:letter-spacing="normal" style:font-size-asian="12pt" style:font-size-complex="12pt"/>
    </style:style>
    <style:style style:name="T17" style:family="text">
      <style:text-properties fo:font-variant="normal" fo:text-transform="none" fo:color="#000000" style:font-name="Liberation Serif" fo:letter-spacing="normal"/>
    </style:style>
    <style:style style:name="T18" style:family="text">
      <style:text-properties fo:font-variant="normal" fo:text-transform="none" fo:color="#000000" style:font-name="Liberation Serif" fo:letter-spacing="normal" fo:font-style="normal" fo:font-weight="normal"/>
    </style:style>
    <style:style style:name="T19" style:family="text">
      <style:text-properties fo:font-variant="normal" fo:text-transform="none" fo:color="#000000" style:font-name="Liberation Serif" fo:font-size="14pt" fo:letter-spacing="normal" fo:font-style="normal" fo:font-weight="normal"/>
    </style:style>
    <style:style style:name="T20" style:family="text">
      <style:text-properties fo:font-variant="normal" fo:text-transform="none" fo:color="#000000" fo:font-size="14pt" fo:letter-spacing="normal" fo:font-style="normal" fo:font-weight="normal"/>
    </style:style>
    <style:style style:name="T21" style:family="text">
      <style:text-properties style:font-name="Times New Roman" fo:font-size="14pt" fo:font-style="normal" fo:font-weight="normal"/>
    </style:style>
    <style:style style:name="T22" style:family="text">
      <style:text-properties fo:font-size="14pt" fo:font-style="normal" fo:font-weight="normal"/>
    </style:style>
    <style:style style:name="T23" style:family="text">
      <style:text-properties officeooo:rsid="001bef68"/>
    </style:style>
    <style:style style:name="T24" style:family="text">
      <style:text-properties officeooo:rsid="001cf26a"/>
    </style:style>
    <style:style style:name="T25" style:family="text">
      <style:text-properties officeooo:rsid="001e6f0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Justin Keeling</text:span></text:p>
      <text:p text:style-name="P6"><text:span text:style-name="T2">Homework 3</text:span></text:p>
      <text:p text:style-name="P6"><text:span text:style-name="T2">Chapter 9 Exercises</text:span></text:p>
      <text:p text:style-name="P6"><text:span text:style-name="T2"/></text:p>
      <text:p text:style-name="P1"><text:span text:style-name="T2">#2</text:span>  In most Fortran IV implementations, all parameters were passed by reference, using access path transmission only. State both the advantages and disadvantages of this design choice.</text:p>
      <text:p text:style-name="P1"/>
      <text:p text:style-name="P2"><text:span text:style-name="T2">Advantages:</text:span> <text:span text:style-name="T1">The load in which the compiler is tasked with, in terms of memory allocation, is light. The compiler does not have the responsibility of allocating more memory locations for the parameters, as it only passes in the specific memory location of the parameter. This leads to a faster access time of parameters as well. Thus writeability is a pro. </text:span></text:p>
      <text:p text:style-name="P4"><text:span text:style-name="T2">Disadvantages:</text:span> <text:span text:style-name="T3">Recursion is “impossible” or at least, difficult. Because recursion requires a stack based structure in order to use variable correctly, passing by reference will ultimately ruin this “stack based” structure that is needed (since the actual memory location is passed in as a parameter). Another disadvantage to this is readability. Because variable values can be changed outside its scope, keeping track of its value can be difficult. </text:span></text:p>
      <text:p text:style-name="P4"/>
      <text:p text:style-name="P13"><text:span text:style-name="T2">#4 </text:span> Suppose you want to write a method that prints a heading on a new output page, along with a page number that is 1 in the first activation and that increases by 1 with each subsequent activation. Can this be done without parameters and without reference to nonlocal variables in Java? Can it be done in C#?</text:p>
      <text:p text:style-name="P15"><text:span text:style-name="T4">Due to Java’s and C# object oriented programming structure as well as static variables, it is possible to do this. Static variables allow different objects to share the same variable. Thus without parameters and references , it is possible because all objects share the same variable. </text:span></text:p>
      <text:p text:style-name="P15"><text:span text:style-name="T11">#5 </text:span><text:span text:style-name="T8">Consider the following program written in C syntax:</text:span><text:bookmark text:name="P700101512400000000000000000DA37"/><text:bookmark text:name="P700101512400000000000000000DA36"/></text:p>
      <text:p text:style-name="P16"><text:span text:style-name="Source_20_Text"><text:span text:style-name="Strong_20_Emphasis"><text:span text:style-name="T15">void</text:span></text:span></text:span><text:span text:style-name="Source_20_Text"><text:span text:style-name="T15"> swap(</text:span></text:span><text:span text:style-name="Source_20_Text"><text:span text:style-name="Strong_20_Emphasis"><text:span text:style-name="T15">int</text:span></text:span></text:span><text:span text:style-name="Source_20_Text"><text:span text:style-name="T15"> a, </text:span></text:span><text:span text:style-name="Source_20_Text"><text:span text:style-name="Strong_20_Emphasis"><text:span text:style-name="T15">int</text:span></text:span></text:span><text:span text:style-name="Source_20_Text"><text:span text:style-name="T15"> b) {</text:span></text:span></text:p>
      <text:p text:style-name="P16"><text:span text:style-name="Source_20_Text"><text:span text:style-name="T16"><text:s text:c="2"/></text:span></text:span><text:span text:style-name="Source_20_Text"><text:span text:style-name="Strong_20_Emphasis"><text:span text:style-name="T15">int</text:span></text:span></text:span><text:span text:style-name="Source_20_Text"><text:span text:style-name="T15"> temp;</text:span></text:span></text:p>
      <text:p text:style-name="P16"><text:span text:style-name="Source_20_Text"><text:span text:style-name="T16"><text:s text:c="2"/></text:span></text:span><text:span text:style-name="Source_20_Text"><text:span text:style-name="T15">temp = a;</text:span></text:span></text:p>
      <text:p text:style-name="P16"><text:span text:style-name="Source_20_Text"><text:span text:style-name="T16"><text:s text:c="2"/></text:span></text:span><text:span text:style-name="Source_20_Text"><text:span text:style-name="T15">a = b;</text:span></text:span></text:p>
      <text:p text:style-name="P16"><text:span text:style-name="Source_20_Text"><text:span text:style-name="T16"><text:s text:c="2"/></text:span></text:span><text:span text:style-name="Source_20_Text"><text:span text:style-name="T15">b = temp;</text:span></text:span></text:p>
      <text:p text:style-name="P16"><text:span text:style-name="Source_20_Text"><text:span text:style-name="T15">}</text:span></text:span></text:p>
      <text:p text:style-name="P16"><text:span text:style-name="Source_20_Text"><text:span text:style-name="Strong_20_Emphasis"><text:span text:style-name="T15">void</text:span></text:span></text:span><text:span text:style-name="Source_20_Text"><text:span text:style-name="T15"> main() {</text:span></text:span></text:p>
      <text:p text:style-name="P16"><text:span text:style-name="Source_20_Text"><text:span text:style-name="T16"><text:s text:c="2"/></text:span></text:span><text:span text:style-name="Source_20_Text"><text:span text:style-name="Strong_20_Emphasis"><text:span text:style-name="T15">int</text:span></text:span></text:span><text:span text:style-name="Source_20_Text"><text:span text:style-name="T15"> value = 2, list[5] = {1, 3, 5, 7, 9};</text:span></text:span></text:p>
      <text:p text:style-name="P16"><text:span text:style-name="Source_20_Text"><text:span text:style-name="T16"><text:s text:c="2"/></text:span></text:span><text:span text:style-name="Source_20_Text"><text:span text:style-name="T15">swap(value, list[0]);</text:span></text:span></text:p>
      <text:p text:style-name="P16"><text:span text:style-name="Source_20_Text"><text:span text:style-name="T16"><text:s text:c="2"/></text:span></text:span><text:span text:style-name="Source_20_Text"><text:span text:style-name="T15">swap(list[0], list[1]);</text:span></text:span></text:p>
      <text:p text:style-name="P16"><text:span text:style-name="Source_20_Text"><text:span text:style-name="T16"><text:s text:c="2"/></text:span></text:span><text:span text:style-name="Source_20_Text"><text:span text:style-name="T15">swap(value, list[value]);</text:span></text:span></text:p>
      <text:p text:style-name="P18"><text:span text:style-name="Source_20_Text"><text:span text:style-name="T15">}</text:span></text:span></text:p>
      <text:p text:style-name="P14"><text:bookmark text:name="P700101512400000000000000000DA38"/><text:span text:style-name="T15">For each of the following parameter-passing methods, what are all of the values of the variables </text:span><text:bookmark text:name="P700101512400000000000000000DA39"/><text:span text:style-name="Source_20_Text"><text:span text:style-name="T15">value</text:span></text:span><text:span text:style-name="T15"> and </text:span><text:bookmark text:name="P700101512400000000000000000DA3A"/><text:span text:style-name="Source_20_Text"><text:span text:style-name="T15">list</text:span></text:span><text:span text:style-name="T15"> after each of the three calls to </text:span><text:bookmark text:name="P700101512400000000000000000DA3B"/><text:span text:style-name="Source_20_Text"><text:span text:style-name="T15">swap</text:span></text:span><text:span text:style-name="T15">?</text:span></text:p>
      <text:list xml:id="list344855754" text:style-name="L1">
        <text:list-item>
          <text:p text:style-name="P7"><text:bookmark text:name="P700101512400000000000000000DA3C"/><text:bookmark text:name="P700101512400000000000000000DA3E"/><text:bookmark text:name="P700101512400000000000000000DA3D"/>Passed by value</text:p>
          <text:p text:style-name="P7">- <text:span text:style-name="T23">value = 2 , list[] = {1,3,5,7,9} for all three swap functions.</text:span></text:p>
        </text:list-item>
        <text:list-item>
          <text:p text:style-name="P7"><text:bookmark text:name="P700101512400000000000000000DA3F"/><text:bookmark text:name="P700101512400000000000000000DA40"/>Passed by reference</text:p>
          <text:p text:style-name="P7">- <text:span text:style-name="T24">first swap : value = 1, list[] = {2,3,5,7,9}</text:span></text:p>
          <text:p text:style-name="P7"><text:soft-page-break/>- <text:span text:style-name="T24">second swap : value = 1, list [] = {3,2,5,7,9}</text:span></text:p>
          <text:p text:style-name="P8">- third swap : value = 2, list[] = {3,1,5,7,9}</text:p>
        </text:list-item>
        <text:list-item>
          <text:p text:style-name="P11"><text:bookmark text:name="P700101512400000000000000000DA41"/><text:bookmark text:name="P700101512400000000000000000DA42"/><text:span text:style-name="T8">Passed by value-result</text:span></text:p>
          <text:p text:style-name="P12"><text:span text:style-name="T8">- </text:span><text:span text:style-name="T9">first swap : value = </text:span><text:span text:style-name="T10">1, list[] = {2,3,5,7,9}</text:span></text:p>
          <text:p text:style-name="P12"><text:span text:style-name="T10">- second swap : value = 1, list[] = {3,2,5,7,9}</text:span></text:p>
          <text:p text:style-name="P12"><text:span text:style-name="T10">- third swap : value = 2, list[] = {3,1,5,7,9}</text:span><text:line-break/></text:p>
        </text:list-item>
      </text:list>
      <text:p text:style-name="P13"><text:span text:style-name="T2">#7</text:span>  Consider the following program written in C syntax:</text:p>
      <text:p text:style-name="P17"><text:bookmark text:name="P700101512400000000000000000DA47"/><text:bookmark text:name="P700101512400000000000000000DA48"/></text:p>
      <text:p text:style-name="P16"><text:span text:style-name="Source_20_Text"><text:span text:style-name="Strong_20_Emphasis"><text:span text:style-name="T15">void</text:span></text:span></text:span><text:span text:style-name="Source_20_Text"><text:span text:style-name="T15"> fun (</text:span></text:span><text:span text:style-name="Source_20_Text"><text:span text:style-name="Strong_20_Emphasis"><text:span text:style-name="T15">int</text:span></text:span></text:span><text:span text:style-name="Source_20_Text"><text:span text:style-name="T15"> first, </text:span></text:span><text:span text:style-name="Source_20_Text"><text:span text:style-name="Strong_20_Emphasis"><text:span text:style-name="T15">int</text:span></text:span></text:span><text:span text:style-name="Source_20_Text"><text:span text:style-name="T15"> second) {</text:span></text:span></text:p>
      <text:p text:style-name="P16"><text:span text:style-name="Source_20_Text"><text:span text:style-name="T16"><text:s text:c="2"/></text:span></text:span><text:span text:style-name="Source_20_Text"><text:span text:style-name="T15">first += first;</text:span></text:span></text:p>
      <text:p text:style-name="P16"><text:span text:style-name="Source_20_Text"><text:span text:style-name="T16"><text:s text:c="2"/></text:span></text:span><text:span text:style-name="Source_20_Text"><text:span text:style-name="T15">second += second;</text:span></text:span></text:p>
      <text:p text:style-name="P16"><text:span text:style-name="Source_20_Text"><text:span text:style-name="T15">}</text:span></text:span></text:p>
      <text:p text:style-name="P16"><text:span text:style-name="Source_20_Text"><text:span text:style-name="Strong_20_Emphasis"><text:span text:style-name="T15">void</text:span></text:span></text:span><text:span text:style-name="Source_20_Text"><text:span text:style-name="T15"> main() {</text:span></text:span></text:p>
      <text:p text:style-name="P16"><text:span text:style-name="Source_20_Text"><text:span text:style-name="T16"><text:s text:c="2"/></text:span></text:span><text:span text:style-name="Source_20_Text"><text:span text:style-name="Strong_20_Emphasis"><text:span text:style-name="T15">int</text:span></text:span></text:span><text:span text:style-name="Source_20_Text"><text:span text:style-name="T15"> list[2] = {1, 3};</text:span></text:span></text:p>
      <text:p text:style-name="P16"><text:span text:style-name="Source_20_Text"><text:span text:style-name="T16"><text:s text:c="2"/></text:span></text:span><text:span text:style-name="Source_20_Text"><text:span text:style-name="T15">fun(list[0], list[1]);</text:span></text:span></text:p>
      <text:p text:style-name="P18"><text:span text:style-name="Source_20_Text"><text:span text:style-name="T15">}</text:span></text:span></text:p>
      <text:p text:style-name="P14"><text:bookmark text:name="P700101512400000000000000000DA49"/><text:bookmark text:name="P7001015124000000000000000002DE8"/><text:span text:style-name="T15">For each of the following parameter-passing methods, what are the values of the </text:span><text:bookmark text:name="P700101512400000000000000000DA4A"/><text:span text:style-name="Source_20_Text"><text:span text:style-name="T15">list</text:span></text:span><text:span text:style-name="T15"> array after execution?</text:span></text:p>
      <text:list xml:id="list2065220490" text:style-name="L2">
        <text:list-item>
          <text:p text:style-name="P9"><text:bookmark text:name="P700101512400000000000000000DA4B"/><text:bookmark text:name="P700101512400000000000000000DA4D"/><text:bookmark text:name="P700101512400000000000000000DA4C"/> <text:span text:style-name="T5">Passed by value</text:span></text:p>
          <text:p text:style-name="P9"><text:span text:style-name="T5">- </text:span><text:span text:style-name="T6">list[] = {1,3}</text:span></text:p>
        </text:list-item>
        <text:list-item>
          <text:p text:style-name="P9"><text:bookmark text:name="P700101512400000000000000000DA4E"/><text:bookmark text:name="P700101512400000000000000000DA4F"/> <text:span text:style-name="T5">Passed by reference</text:span></text:p>
          <text:p text:style-name="P10"><text:span text:style-name="T5">- list[] = {2, 6}</text:span></text:p>
        </text:list-item>
        <text:list-item>
          <text:p text:style-name="P9"><text:bookmark text:name="P700101512400000000000000000DA50"/><text:bookmark text:name="P700101512400000000000000000DA51"/> <text:span text:style-name="T5">Passed by value-result</text:span></text:p>
        </text:list-item>
      </text:list>
      <text:p text:style-name="P4"><text:tab/>- <text:span text:style-name="T25">list[] = {2,6}</text:span></text:p>
      <text:p text:style-name="P4"/>
      <text:p text:style-name="P3"/>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30T14:17:43.447201405</meta:creation-date>
    <dc:date>2019-03-30T16:31:55.798453920</dc:date>
    <meta:editing-duration>PT35S</meta:editing-duration>
    <meta:editing-cycles>1</meta:editing-cycles>
    <meta:document-statistic meta:table-count="0" meta:image-count="0" meta:object-count="0" meta:page-count="2" meta:paragraph-count="48" meta:word-count="503" meta:character-count="2845" meta:non-whitespace-character-count="2361"/>
    <meta:generator>LibreOffice/6.2.2.2$Linux_X86_64 LibreOffice_project/5daaa0e719eb4f073b63de04e0910785ad81fe7a</meta:generator>
  </office:meta>
</office:document-meta>
</file>